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7<text:s/>–<text:s/>AODV Routing Protocol</text:p>
      <text:p text:style-name="Standard"/>
      <text:p text:style-name="Standard"/>
      <text:p text:style-name="P2">Overview</text:p>
      <text:p text:style-name="Standard"/>
      <text:p text:style-name="Standard">Objective is to implement<text:s/>AODV routing protocol<text:s/>in NS2.</text:p>
      <text:p text:style-name="Standard"/>
      <text:p text:style-name="P3">Steps</text:p>
      <text:p text:style-name="Standard"/>
      <text:p text:style-name="Standard">1) Define channel type, propagation model, MAC type, link layer type and other parameters</text:p>
      <text:p text:style-name="Standard">2) Set up the topography object</text:p>
      <text:p text:style-name="Standard">3) Create nn mobile nodes and add them to the channel</text:p>
      <text:p text:style-name="Standard">4) Configure the nodes</text:p>
      <text:p text:style-name="Standard">5) Generate the movements</text:p>
      <text:p text:style-name="Standard">6) Set up TCP connection between node 2 and 11</text:p>
      <text:p text:style-name="Standard">7) Print window size</text:p>
      <text:p text:style-name="Standard">8) Define initial node position in NAM</text:p>
      <text:p text:style-name="Standard">9) Inform nodes when simulation ends and end NAM execution</text:p>
      <text:p text:style-name="Standard"/>
      <text:p text:style-name="P4">Key Commands</text:p>
      <text:p text:style-name="Standard"/>
      <text:p text:style-name="Standard">set - assigning values</text:p>
      <text:p text:style-name="Standard">proc - defining procedure</text:p>
      <text:p text:style-name="Standard">load_flatgrid – initializes grid for topology object</text:p>
      <text:p text:style-name="Standard">ns duplex-link - <text:s/>creates two simplex links of specified bandwidth and delay, and connects the two specified nodes</text:p>
      <text:p text:style-name="Standard">ns attach-agent - attaches an agent object created to a node object</text:p>
      <text:p text:style-name="Standard">tracevar -<text:s/>allows a C procedure to monitor and control access to a Tcl variable, so that the C procedure is invoked whenever the variable is read or written</text:p>
      <text:p text:style-name="Standard">puts - print OP</text:p>
      <text:p text:style-name="Standard"/>
      <text:p text:style-name="P5">References</text:p>
      <text:p text:style-name="P6"/>
      <text:p text:style-name="Standard">https://youtu.be/Qqggx0Iicv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HIL</dc:creator>
    <meta:creation-date>2022-11-18T17:21:00Z</meta:creation-date>
    <dc:date>2022-11-24T19:22:00Z</dc:date>
    <meta:template xlink:href="Normal" xlink:type="simple"/>
    <meta:editing-cycles>9</meta:editing-cycles>
    <meta:editing-duration>PT2340S</meta:editing-duration>
    <meta:document-statistic meta:page-count="1" meta:paragraph-count="2" meta:word-count="151" meta:character-count="1010" meta:row-count="7" meta:non-whitespace-character-count="861"/>
  </office:meta>
</office:document-meta>
</file>